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40152777777778cm" style:use-optimal-column-width="true"/>
    </style:style>
    <style:style style:name="co2" style:family="table-column">
      <style:table-column-properties fo:break-before="auto" style:column-width="7.91986111111111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2.94569444444444cm" style:use-optimal-column-width="true"/>
    </style:style>
    <style:style style:name="co8" style:family="table-column">
      <style:table-column-properties fo:break-before="auto" style:column-width="8.76652777777778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4388888888889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9138888888889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9138888888889cm"/>
    </style:style>
    <style:style style:name="co16" style:family="table-column">
      <style:table-column-properties fo:break-before="auto" style:column-width="12.1531944444444cm" style:use-optimal-column-width="true"/>
    </style:style>
    <style:style style:name="co17" style:family="table-column">
      <style:table-column-properties fo:break-before="auto" style:column-width="4.62138888888889cm" style:use-optimal-column-width="true"/>
    </style:style>
    <style:style style:name="co18" style:family="table-column">
      <style:table-column-properties fo:break-before="auto" style:column-width="11.6063888888889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7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6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7990" table:style-name="ce31">
            <text:p>7990</text:p>
          </table:table-cell>
          <table:table-cell office:value-type="float" office:value="7113.5899999999965" table:style-name="ce34">
            <text:p>7113.59</text:p>
          </table:table-cell>
          <table:table-cell office:value-type="float" office:value="13394" table:style-name="ce51">
            <text:p>13394</text:p>
          </table:table-cell>
          <table:table-cell office:value-type="float" office:value="12311.31000000001" table:style-name="ce52">
            <text:p>12311.31</text:p>
          </table:table-cell>
          <table:table-cell office:value-type="float" office:value="7615" table:style-name="ce54">
            <text:p>7615</text:p>
          </table:table-cell>
          <table:table-cell office:value-type="float" office:value="7353.4000000000033" table:style-name="ce67">
            <text:p>7353.40</text:p>
          </table:table-cell>
          <table:table-cell office:value-type="float" office:value="2645" table:style-name="ce69">
            <text:p>2645</text:p>
          </table:table-cell>
          <table:table-cell office:value-type="float" office:value="2584.1700000000005" table:style-name="ce70">
            <text:p>2584.17</text:p>
          </table:table-cell>
          <table:table-cell office:value-type="float" office:value="251" table:style-name="ce84">
            <text:p>251</text:p>
          </table:table-cell>
          <table:table-cell office:value-type="float" office:value="248.04000000000002" table:style-name="ce87">
            <text:p>248.04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90">
            <text:p>1.00</text:p>
          </table:table-cell>
          <table:table-cell office:value-type="float" office:value="31896" table:content-validation-name="val2" table:style-name="ce103">
            <text:p>31,896</text:p>
          </table:table-cell>
          <table:table-cell office:value-type="float" office:value="29611.510000000013" table:content-validation-name="val2" table:style-name="ce104">
            <text:p>29,611.51</text:p>
          </table:table-cell>
          <table:table-cell office:value-type="float" office:value="1427" table:style-name="ce106">
            <text:p>1427</text:p>
          </table:table-cell>
          <table:table-cell office:value-type="float" office:value="1337.6599999999983" table:style-name="ce107">
            <text:p>1337.66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427" table:style-name="ce141">
            <text:p>1,427</text:p>
          </table:table-cell>
          <table:table-cell office:value-type="float" office:value="1337.6599999999983" table:style-name="ce143">
            <text:p>1,337.66</text:p>
          </table:table-cell>
          <table:table-cell office:value-type="float" office:value="33323" table:content-validation-name="val2" table:style-name="ce142">
            <text:p>33,323</text:p>
          </table:table-cell>
          <table:table-cell office:value-type="float" office:value="30949.170000000013" table:content-validation-name="val2" table:style-name="ce144">
            <text:p>30,949.17</text:p>
          </table:table-cell>
          <table:table-cell office:value-type="currency" office:value="74633195.410000086" table:content-validation-name="val1" table:style-name="ce12">
            <text:p>£74,633,195.41</text:p>
          </table:table-cell>
          <table:table-cell office:value-type="currency" office:value="9389142.8200000152" table:content-validation-name="val1" table:style-name="ce12">
            <text:p>£9,389,142.82</text:p>
          </table:table-cell>
          <table:table-cell office:value-type="currency" office:value="310245.75" table:content-validation-name="val1" table:style-name="ce12">
            <text:p>£310,245.75</text:p>
          </table:table-cell>
          <table:table-cell office:value-type="currency" office:value="613192.16000000027" table:content-validation-name="val1" table:style-name="ce12">
            <text:p>£613,192.16</text:p>
          </table:table-cell>
          <table:table-cell office:value-type="currency" office:value="16853536.719999991" table:content-validation-name="val1" table:style-name="ce12">
            <text:p>£16,853,536.72</text:p>
          </table:table-cell>
          <table:table-cell office:value-type="currency" office:value="8470744.1800000016" table:content-validation-name="val1" table:style-name="ce12">
            <text:p>£8,470,744.18</text:p>
          </table:table-cell>
          <table:table-cell office:value-type="currency" office:value="110270057.04000011" table:style-name="ce13">
            <text:p>£110,270,057.04</text:p>
          </table:table-cell>
          <table:table-cell office:value-type="currency" office:value="4736314.3600000003" table:content-validation-name="val1" table:style-name="ce14">
            <text:p>£4,736,314.36</text:p>
          </table:table-cell>
          <table:table-cell office:value-type="currency" office:value="-850729.56999999983" table:content-validation-name="val1" table:style-name="ce14">
            <text:p>-£850,729.57</text:p>
          </table:table-cell>
          <table:table-cell office:value-type="currency" office:value="3885584.7900000005" table:style-name="ce13">
            <text:p>£3,885,584.79</text:p>
          </table:table-cell>
          <table:table-cell office:value-type="currency" office:value="114155641.83000012" table:style-name="ce15">
            <text:p>£114,155,641.83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95" table:style-name="ce32">
            <text:p>395</text:p>
          </table:table-cell>
          <table:table-cell office:value-type="float" office:value="311.55599999999964" table:style-name="ce33">
            <text:p>311.56</text:p>
          </table:table-cell>
          <table:table-cell office:value-type="float" office:value="275" table:style-name="ce50">
            <text:p>275</text:p>
          </table:table-cell>
          <table:table-cell office:value-type="float" office:value="246.72" table:style-name="ce53">
            <text:p>246.72</text:p>
          </table:table-cell>
          <table:table-cell office:value-type="float" office:value="336" table:style-name="ce55">
            <text:p>336</text:p>
          </table:table-cell>
          <table:table-cell office:value-type="float" office:value="320.54700000000003" table:style-name="ce66">
            <text:p>320.55</text:p>
          </table:table-cell>
          <table:table-cell office:value-type="float" office:value="55" table:style-name="ce68">
            <text:p>55</text:p>
          </table:table-cell>
          <table:table-cell office:value-type="float" office:value="54.338000000000001" table:style-name="ce71">
            <text:p>54.34</text:p>
          </table:table-cell>
          <table:table-cell office:value-type="float" office:value="8" table:style-name="ce85">
            <text:p>8</text:p>
          </table:table-cell>
          <table:table-cell office:value-type="float" office:value="8" table:style-name="ce86">
            <text:p>8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75" table:content-validation-name="val2" table:style-name="ce102">
            <text:p>1,075</text:p>
          </table:table-cell>
          <table:table-cell office:value-type="float" office:value="941.95099999999957" table:content-validation-name="val2" table:style-name="ce105">
            <text:p>941.95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8" table:style-name="ce140">
            <text:p>8</text:p>
          </table:table-cell>
          <table:table-cell office:value-type="float" office:value="8" table:style-name="ce153">
            <text:p>8.0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8" table:style-name="ce171">
            <text:p>8</text:p>
          </table:table-cell>
          <table:table-cell office:value-type="float" office:value="8" table:style-name="ce173">
            <text:p>8.00</text:p>
          </table:table-cell>
          <table:table-cell office:value-type="float" office:value="1083" table:content-validation-name="val2" table:style-name="ce145">
            <text:p>1,083</text:p>
          </table:table-cell>
          <table:table-cell office:value-type="float" office:value="949.95099999999957" table:content-validation-name="val2" table:style-name="ce172">
            <text:p>949.95</text:p>
          </table:table-cell>
          <table:table-cell office:value-type="currency" office:value="2155657.1100000078" table:content-validation-name="val1" table:style-name="ce12">
            <text:p>£2,155,657.11</text:p>
          </table:table-cell>
          <table:table-cell office:value-type="currency" office:value="41116.629999999976" table:content-validation-name="val1" table:style-name="ce12">
            <text:p>£41,116.6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830.820000000014" table:content-validation-name="val1" table:style-name="ce12">
            <text:p>£44,830.82</text:p>
          </table:table-cell>
          <table:table-cell office:value-type="currency" office:value="442947.07000000036" table:content-validation-name="val1" table:style-name="ce12">
            <text:p>£442,947.07</text:p>
          </table:table-cell>
          <table:table-cell office:value-type="currency" office:value="203044.34999999922" table:content-validation-name="val1" table:style-name="ce12">
            <text:p>£203,044.35</text:p>
          </table:table-cell>
          <table:table-cell office:value-type="currency" office:value="2887595.980000007" table:style-name="ce13">
            <text:p>£2,887,595.98</text:p>
          </table:table-cell>
          <table:table-cell office:value-type="currency" office:value="68669" table:content-validation-name="val1" table:style-name="ce14">
            <text:p>£68,669.00</text:p>
          </table:table-cell>
          <table:table-cell office:value-type="currency" office:value="59777" table:content-validation-name="val1" table:style-name="ce14">
            <text:p>£59,777.00</text:p>
          </table:table-cell>
          <table:table-cell office:value-type="currency" office:value="128446" table:style-name="ce13">
            <text:p>£128,446.00</text:p>
          </table:table-cell>
          <table:table-cell office:value-type="currency" office:value="3016041.980000007" table:style-name="ce15">
            <text:p>£3,016,041.9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204" table:style-name="ce30">
            <text:p>204</text:p>
          </table:table-cell>
          <table:table-cell office:value-type="float" office:value="197.3" table:style-name="ce35">
            <text:p>197.30</text:p>
          </table:table-cell>
          <table:table-cell office:value-type="float" office:value="485" table:style-name="ce42">
            <text:p>485</text:p>
          </table:table-cell>
          <table:table-cell office:value-type="float" office:value="470.2" table:style-name="ce49">
            <text:p>470.20</text:p>
          </table:table-cell>
          <table:table-cell office:value-type="float" office:value="261" table:style-name="ce56">
            <text:p>261</text:p>
          </table:table-cell>
          <table:table-cell office:value-type="float" office:value="253.3" table:style-name="ce57">
            <text:p>253.30</text:p>
          </table:table-cell>
          <table:table-cell office:value-type="float" office:value="40" table:style-name="ce60">
            <text:p>40</text:p>
          </table:table-cell>
          <table:table-cell office:value-type="float" office:value="39.799999999999997" table:style-name="ce79">
            <text:p>39.80</text:p>
          </table:table-cell>
          <table:table-cell office:value-type="float" office:value="11" table:style-name="ce81">
            <text:p>11</text:p>
          </table:table-cell>
          <table:table-cell office:value-type="float" office:value="10.6" table:style-name="ce82">
            <text:p>10.60</text:p>
          </table:table-cell>
          <table:table-cell office:value-type="float" office:value="7" table:style-name="ce99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1008" table:content-validation-name="val2" table:style-name="ce102">
            <text:p>1,008</text:p>
          </table:table-cell>
          <table:table-cell office:value-type="float" office:value="972.69999999999993" table:content-validation-name="val2" table:style-name="ce116">
            <text:p>972.70</text:p>
          </table:table-cell>
          <table:table-cell office:value-type="float" office:value="35" table:style-name="ce119">
            <text:p>35</text:p>
          </table:table-cell>
          <table:table-cell office:value-type="float" office:value="34.5" table:style-name="ce122">
            <text:p>34.5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4" table:style-name="ce133">
            <text:p>4</text:p>
          </table:table-cell>
          <table:table-cell office:value-type="float" office:value="4" table:style-name="ce160">
            <text:p>4.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39" table:style-name="ce171">
            <text:p>39</text:p>
          </table:table-cell>
          <table:table-cell office:value-type="float" office:value="38.5" table:style-name="ce146">
            <text:p>38.50</text:p>
          </table:table-cell>
          <table:table-cell office:value-type="float" office:value="1047" table:content-validation-name="val2" table:style-name="ce145">
            <text:p>1,047</text:p>
          </table:table-cell>
          <table:table-cell office:value-type="float" office:value="1011.1999999999999" table:content-validation-name="val2" table:style-name="ce148">
            <text:p>1,011.20</text:p>
          </table:table-cell>
          <table:table-cell office:value-type="currency" office:value="2742584" table:content-validation-name="val1" table:style-name="ce12">
            <text:p>£2,742,584.00</text:p>
          </table:table-cell>
          <table:table-cell office:value-type="currency" office:value="139128" table:content-validation-name="val1" table:style-name="ce12">
            <text:p>£139,128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5632" table:content-validation-name="val1" table:style-name="ce12">
            <text:p>£25,632.00</text:p>
          </table:table-cell>
          <table:table-cell office:value-type="currency" office:value="562820" table:content-validation-name="val1" table:style-name="ce12">
            <text:p>£562,820.00</text:p>
          </table:table-cell>
          <table:table-cell office:value-type="currency" office:value="303211" table:content-validation-name="val1" table:style-name="ce12">
            <text:p>£303,211.00</text:p>
          </table:table-cell>
          <table:table-cell office:value-type="currency" office:value="3773375" table:style-name="ce13">
            <text:p>£3,773,375.00</text:p>
          </table:table-cell>
          <table:table-cell office:value-type="currency" office:value="184110" table:content-validation-name="val1" table:style-name="ce14">
            <text:p>£184,11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84110" table:style-name="ce13">
            <text:p>£184,110.00</text:p>
          </table:table-cell>
          <table:table-cell office:value-type="currency" office:value="3957485" table:style-name="ce15">
            <text:p>£3,957,485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9">
            <text:p>8.00</text:p>
          </table:table-cell>
          <table:table-cell office:value-type="float" office:value="8" table:style-name="ce44">
            <text:p>8</text:p>
          </table:table-cell>
          <table:table-cell office:value-type="float" office:value="7.8" table:style-name="ce48">
            <text:p>7.80</text:p>
          </table:table-cell>
          <table:table-cell office:value-type="float" office:value="36.5" table:style-name="ce61">
            <text:p>36.5</text:p>
          </table:table-cell>
          <table:table-cell office:value-type="float" office:value="35.799999999999997" table:style-name="ce58">
            <text:p>35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4.5" table:content-validation-name="val2" table:style-name="ce102">
            <text:p>55</text:p>
          </table:table-cell>
          <table:table-cell office:value-type="float" office:value="53.399999999999991" table:content-validation-name="val2" table:style-name="ce117">
            <text:p>53.40</text:p>
          </table:table-cell>
          <table:table-cell office:value-type="float" office:value="1" table:style-name="ce120">
            <text:p>1</text:p>
          </table:table-cell>
          <table:table-cell office:value-type="float" office:value="0.6" table:style-name="ce121">
            <text:p>0.6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9">
            <text:p>0.0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1" table:style-name="ce171">
            <text:p>1</text:p>
          </table:table-cell>
          <table:table-cell office:value-type="float" office:value="0.6" table:style-name="ce147">
            <text:p>0.60</text:p>
          </table:table-cell>
          <table:table-cell office:value-type="float" office:value="55.5" table:content-validation-name="val2" table:style-name="ce145">
            <text:p>56</text:p>
          </table:table-cell>
          <table:table-cell office:value-type="float" office:value="53.999999999999993" table:content-validation-name="val2" table:style-name="ce149">
            <text:p>54.00</text:p>
          </table:table-cell>
          <table:table-cell office:value-type="currency" office:value="163448.07999999999" table:content-validation-name="val1" table:style-name="ce12">
            <text:p>£163,448.08</text:p>
          </table:table-cell>
          <table:table-cell office:value-type="currency" office:value="989.67" table:content-validation-name="val1" table:style-name="ce12">
            <text:p>£989.6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5118.879999999997" table:content-validation-name="val1" table:style-name="ce12">
            <text:p>£35,118.88</text:p>
          </table:table-cell>
          <table:table-cell office:value-type="currency" office:value="16993.16" table:content-validation-name="val1" table:style-name="ce12">
            <text:p>£16,993.16</text:p>
          </table:table-cell>
          <table:table-cell office:value-type="currency" office:value="216549.79" table:style-name="ce13">
            <text:p>£216,549.79</text:p>
          </table:table-cell>
          <table:table-cell office:value-type="currency" office:value="2320" table:content-validation-name="val1" table:style-name="ce14">
            <text:p>£2,32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2320" table:style-name="ce13">
            <text:p>£2,320.00</text:p>
          </table:table-cell>
          <table:table-cell office:value-type="currency" office:value="218869.79" table:style-name="ce15">
            <text:p>£218,869.7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66" table:style-name="ce36">
            <text:p>66</text:p>
          </table:table-cell>
          <table:table-cell office:value-type="float" office:value="59.78" table:style-name="ce38">
            <text:p>59.78</text:p>
          </table:table-cell>
          <table:table-cell office:value-type="float" office:value="83" table:style-name="ce45">
            <text:p>83</text:p>
          </table:table-cell>
          <table:table-cell office:value-type="float" office:value="82.13" table:style-name="ce47">
            <text:p>82.13</text:p>
          </table:table-cell>
          <table:table-cell office:value-type="float" office:value="71" table:style-name="ce62">
            <text:p>71</text:p>
          </table:table-cell>
          <table:table-cell office:value-type="float" office:value="69.38" table:style-name="ce64">
            <text:p>69.38</text:p>
          </table:table-cell>
          <table:table-cell office:value-type="float" office:value="17" table:style-name="ce72">
            <text:p>17</text:p>
          </table:table-cell>
          <table:table-cell office:value-type="float" office:value="16.5" table:style-name="ce74">
            <text:p>16.5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2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47" table:content-validation-name="val2" table:style-name="ce102">
            <text:p>247</text:p>
          </table:table-cell>
          <table:table-cell office:value-type="float" office:value="232.91" table:content-validation-name="val2" table:style-name="ce111">
            <text:p>232.91</text:p>
          </table:table-cell>
          <table:table-cell office:value-type="float" office:value="2" table:style-name="ce113">
            <text:p>2</text:p>
          </table:table-cell>
          <table:table-cell office:value-type="float" office:value="2" table:style-name="ce115">
            <text:p>2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.0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66">
            <text:p>0.00</text:p>
          </table:table-cell>
          <table:table-cell office:value-type="float" office:value="4" table:style-name="ce167">
            <text:p>4</text:p>
          </table:table-cell>
          <table:table-cell office:value-type="float" office:value="2.5" table:style-name="ce168">
            <text:p>2.5</text:p>
          </table:table-cell>
          <table:table-cell office:value-type="float" office:value="6" table:style-name="ce171">
            <text:p>6</text:p>
          </table:table-cell>
          <table:table-cell office:value-type="float" office:value="4.5" table:style-name="ce174">
            <text:p>4.50</text:p>
          </table:table-cell>
          <table:table-cell office:value-type="float" office:value="253" table:content-validation-name="val2" table:style-name="ce145">
            <text:p>253</text:p>
          </table:table-cell>
          <table:table-cell office:value-type="float" office:value="237.41" table:content-validation-name="val2" table:style-name="ce150">
            <text:p>237.41</text:p>
          </table:table-cell>
          <table:table-cell office:value-type="currency" office:value="697346.47" table:content-validation-name="val1" table:style-name="ce12">
            <text:p>£697,346.47</text:p>
          </table:table-cell>
          <table:table-cell office:value-type="currency" office:value="32958.720000000001" table:content-validation-name="val1" table:style-name="ce12">
            <text:p>£32,958.72</text:p>
          </table:table-cell>
          <table:table-cell office:value-type="currency" office:value="7250" table:content-validation-name="val1" table:style-name="ce12">
            <text:p>£7,250.00</text:p>
          </table:table-cell>
          <table:table-cell office:value-type="currency" office:value="19327.79" table:content-validation-name="val1" table:style-name="ce12">
            <text:p>£19,327.79</text:p>
          </table:table-cell>
          <table:table-cell office:value-type="currency" office:value="130226.35" table:content-validation-name="val1" table:style-name="ce12">
            <text:p>£130,226.35</text:p>
          </table:table-cell>
          <table:table-cell office:value-type="currency" office:value="79715.44" table:content-validation-name="val1" table:style-name="ce12">
            <text:p>£79,715.44</text:p>
          </table:table-cell>
          <table:table-cell office:value-type="currency" office:value="966824.77" table:style-name="ce13">
            <text:p>£966,824.77</text:p>
          </table:table-cell>
          <table:table-cell office:value-type="currency" office:value="5468.65" table:content-validation-name="val1" table:style-name="ce14">
            <text:p>£5,468.65</text:p>
          </table:table-cell>
          <table:table-cell office:value-type="currency" office:value="20790" table:content-validation-name="val1" table:style-name="ce14">
            <text:p>£20,790.00</text:p>
          </table:table-cell>
          <table:table-cell office:value-type="currency" office:value="26258.65" table:style-name="ce13">
            <text:p>£26,258.65</text:p>
          </table:table-cell>
          <table:table-cell office:value-type="currency" office:value="993083.42" table:style-name="ce15">
            <text:p>£993,083.42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8" table:style-name="ce41">
            <text:p>8</text:p>
          </table:table-cell>
          <table:table-cell office:value-type="float" office:value="8" table:style-name="ce40">
            <text:p>8.00</text:p>
          </table:table-cell>
          <table:table-cell office:value-type="float" office:value="10" table:style-name="ce43">
            <text:p>10</text:p>
          </table:table-cell>
          <table:table-cell office:value-type="float" office:value="8.69" table:style-name="ce46">
            <text:p>8.69</text:p>
          </table:table-cell>
          <table:table-cell office:value-type="float" office:value="98" table:style-name="ce63">
            <text:p>98</text:p>
          </table:table-cell>
          <table:table-cell office:value-type="float" office:value="96.24" table:style-name="ce65">
            <text:p>96.24</text:p>
          </table:table-cell>
          <table:table-cell office:value-type="float" office:value="7" table:style-name="ce73">
            <text:p>7</text:p>
          </table:table-cell>
          <table:table-cell office:value-type="float" office:value="6.59" table:style-name="ce75">
            <text:p>6.59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3" table:content-validation-name="val2" table:style-name="ce109">
            <text:p>123</text:p>
          </table:table-cell>
          <table:table-cell office:value-type="float" office:value="119.52" table:content-validation-name="val2" table:style-name="ce110">
            <text:p>119.5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.0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5">
            <text:p>0.0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.00</text:p>
          </table:table-cell>
          <table:table-cell office:value-type="float" office:value="123" table:content-validation-name="val2" table:style-name="ce152">
            <text:p>123</text:p>
          </table:table-cell>
          <table:table-cell office:value-type="float" office:value="119.52" table:content-validation-name="val2" table:style-name="ce151">
            <text:p>119.52</text:p>
          </table:table-cell>
          <table:table-cell office:value-type="currency" office:value="305382.10000000003" table:content-validation-name="val1" table:style-name="ce12">
            <text:p>£305,382.10</text:p>
          </table:table-cell>
          <table:table-cell office:value-type="currency" office:value="7492.34" table:content-validation-name="val1" table:style-name="ce12">
            <text:p>£7,492.3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59931.83" table:content-validation-name="val1" table:style-name="ce12">
            <text:p>£59,931.83</text:p>
          </table:table-cell>
          <table:table-cell office:value-type="currency" office:value="32312.12" table:content-validation-name="val1" table:style-name="ce12">
            <text:p>£32,312.12</text:p>
          </table:table-cell>
          <table:table-cell office:value-type="currency" office:value="405118.39000000007" table:style-name="ce13">
            <text:p>£405,118.3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05118.39000000007" table:style-name="ce15">
            <text:p>£405,118.39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Mathew John Raji</dc:creator>
    <meta:creation-date>2012-07-18T14:50:11Z</meta:creation-date>
    <dc:date>2019-01-29T16:05:13Z</dc:date>
  </office:meta>
</office:document-meta>
</file>